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"/>
    <style:font-face style:name="sans-serif" svg:font-family="sans-serif"/>
    <style:font-face style:name="Arial1" svg:font-family="Arial" style:font-family-generic="roman"/>
    <style:font-face style:name="Courier New" svg:font-family="'Courier New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ingbats" svg:font-family="Dingbat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0.139in" fo:text-align="start" style:justify-single-word="false"/>
      <style:text-properties style:font-name="Times New Roman1" fo:font-size="12pt" fo:language="en" fo:country="US" style:font-size-asian="12pt"/>
    </style:style>
    <style:style style:name="P2" style:family="paragraph" style:parent-style-name="Standard">
      <style:paragraph-properties fo:line-height="0.2098in" fo:text-align="start" style:justify-single-word="false"/>
      <style:text-properties style:font-name="Times New Roman1" fo:font-size="10pt" fo:language="en" fo:country="US" style:font-size-asian="10pt"/>
    </style:style>
    <style:style style:name="P3" style:family="paragraph" style:parent-style-name="Standard">
      <style:paragraph-properties fo:line-height="0.1047in" fo:text-align="start" style:justify-single-word="false"/>
      <style:text-properties style:font-name="Times New Roman1" fo:font-size="10pt" fo:language="en" fo:country="US" style:font-size-asian="10pt" style:font-size-complex="10pt"/>
    </style:style>
    <style:style style:name="P4" style:family="paragraph" style:parent-style-name="Standard">
      <style:paragraph-properties fo:line-height="0.161in" fo:text-align="start" style:justify-single-word="false"/>
      <style:text-properties style:font-name="Times New Roman1" fo:font-size="10pt" fo:language="en" fo:country="US" style:font-size-asian="10pt" style:font-size-complex="10pt"/>
    </style:style>
    <style:style style:name="P5" style:family="paragraph" style:parent-style-name="Standard">
      <style:paragraph-properties fo:line-height="99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6" style:family="paragraph" style:parent-style-name="Standard">
      <style:paragraph-properties fo:line-height="0.1591in" fo:text-align="start" style:justify-single-word="false"/>
      <style:text-properties style:font-name="Times New Roman1" fo:font-size="10pt" fo:language="en" fo:country="US" style:font-size-asian="10pt" style:font-size-complex="10pt"/>
    </style:style>
    <style:style style:name="P7" style:family="paragraph" style:parent-style-name="Standard">
      <style:paragraph-properties fo:line-height="0.1543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8" style:family="paragraph" style:parent-style-name="Standard">
      <style:paragraph-properties fo:line-height="0.1563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9" style:family="paragraph" style:parent-style-name="Standard">
      <style:paragraph-properties fo:line-height="0.139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0" style:family="paragraph" style:parent-style-name="Standard">
      <style:paragraph-properties fo:line-height="0.2008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1" style:family="paragraph" style:parent-style-name="Standard">
      <style:paragraph-properties fo:line-height="0.2028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2" style:family="paragraph" style:parent-style-name="Standard">
      <style:paragraph-properties fo:line-height="0.0008in" fo:text-align="start" style:justify-single-word="false"/>
      <style:text-properties style:font-name="Times New Roman1" fo:font-size="10pt" fo:language="en" fo:country="US" fo:font-style="italic" style:font-size-asian="10pt" style:font-style-asian="italic" style:font-size-complex="10pt"/>
    </style:style>
    <style:style style:name="P13" style:family="paragraph" style:parent-style-name="Standard">
      <style:paragraph-properties fo:line-height="99%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4" style:family="paragraph" style:parent-style-name="Standard">
      <style:paragraph-properties fo:line-height="0.1563in" fo:text-align="start" style:justify-single-word="false"/>
      <style:text-properties style:font-name="Times New Roman1" fo:font-size="10pt" fo:language="en" fo:country="US" fo:font-style="italic" officeooo:rsid="001fb2c0" officeooo:paragraph-rsid="001fb2c0" style:font-size-asian="10pt" style:font-style-asian="italic"/>
    </style:style>
    <style:style style:name="P15" style:family="paragraph" style:parent-style-name="Standard">
      <style:paragraph-properties fo:line-height="0.1547in" fo:text-align="start" style:justify-single-word="false"/>
      <style:text-properties style:font-name="Times New Roman1" fo:font-size="10pt" fo:language="en" fo:country="US" fo:font-style="italic" style:font-size-asian="10pt" style:font-style-asian="italic"/>
    </style:style>
    <style:style style:name="P16" style:family="paragraph" style:parent-style-name="Standard">
      <style:paragraph-properties fo:line-height="99%" fo:text-align="start" style:justify-single-word="false"/>
      <style:text-properties style:font-name="Times New Roman1" fo:font-size="10pt" fo:language="en" fo:country="US" fo:font-style="italic" officeooo:rsid="002b1447" officeooo:paragraph-rsid="002b1447" style:font-size-asian="10pt" style:font-style-asian="italic"/>
    </style:style>
    <style:style style:name="P17" style:family="paragraph" style:parent-style-name="Standard">
      <style:paragraph-properties fo:line-height="0.139in" fo:text-align="start" style:justify-single-word="false"/>
      <style:text-properties style:font-name="Times New Roman1" fo:font-size="10pt" fo:language="en" fo:country="US" fo:font-style="italic" officeooo:rsid="002b1447" officeooo:paragraph-rsid="002b1447" style:font-size-asian="10pt" style:font-style-asian="italic"/>
    </style:style>
    <style:style style:name="P18" style:family="paragraph" style:parent-style-name="Standard">
      <style:paragraph-properties fo:line-height="0.0126in" fo:text-align="start" style:justify-single-word="false"/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19" style:family="paragraph" style:parent-style-name="Standard">
      <style:paragraph-properties fo:line-height="0.0543in" fo:text-align="start" style:justify-single-word="false"/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20" style:family="paragraph" style:parent-style-name="Standard">
      <style:paragraph-properties fo:line-height="0.0791in" fo:text-align="start" style:justify-single-word="false"/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21" style:family="paragraph" style:parent-style-name="Standard">
      <style:paragraph-properties fo:line-height="99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22" style:family="paragraph" style:parent-style-name="Standard">
      <style:paragraph-properties fo:line-height="0.0862in" fo:text-align="start" style:justify-single-word="false"/>
      <style:text-properties style:font-name="Times New Roman1" fo:font-size="20pt" fo:language="en" fo:country="US" style:font-size-asian="20pt"/>
    </style:style>
    <style:style style:name="P23" style:family="paragraph" style:parent-style-name="Standard">
      <style:paragraph-properties fo:line-height="0.2193in" fo:text-align="start" style:justify-single-word="false"/>
      <style:text-properties fo:color="#943634" style:font-name="Times New Roman1" fo:font-size="10pt" fo:language="en" fo:country="US" style:font-size-asian="10pt"/>
    </style:style>
    <style:style style:name="P24" style:family="paragraph" style:parent-style-name="Standard">
      <style:paragraph-properties fo:line-height="0.1709in" fo:text-align="start" style:justify-single-word="false"/>
      <style:text-properties fo:color="#943634" style:font-name="Times New Roman1" fo:font-size="10pt" fo:language="en" fo:country="US" style:font-size-asian="10pt"/>
    </style:style>
    <style:style style:name="P25" style:family="paragraph" style:parent-style-name="Standard">
      <style:paragraph-properties fo:line-height="0.1693in" fo:text-align="start" style:justify-single-word="false"/>
      <style:text-properties fo:color="#943634" style:font-name="Times New Roman1" fo:font-size="10pt" fo:language="en" fo:country="US" style:font-size-asian="10pt"/>
    </style:style>
    <style:style style:name="P26" style:family="paragraph" style:parent-style-name="Standard">
      <style:paragraph-properties fo:line-height="0.2346in" fo:text-align="start" style:justify-single-word="false"/>
      <style:text-properties fo:color="#943634" style:font-name="Times New Roman1" fo:font-size="10pt" fo:language="en" fo:country="US" style:font-size-asian="10pt"/>
    </style:style>
    <style:style style:name="P27" style:family="paragraph" style:parent-style-name="Standard">
      <style:paragraph-properties fo:line-height="0.1646in" fo:text-align="start" style:justify-single-word="false"/>
      <style:text-properties fo:color="#943634" style:font-name="Times New Roman1" fo:font-size="10pt" fo:language="en" fo:country="US" style:font-size-asian="10pt" style:font-size-complex="10pt"/>
    </style:style>
    <style:style style:name="P28" style:family="paragraph" style:parent-style-name="Standard">
      <style:paragraph-properties fo:line-height="99%" fo:text-align="start" style:justify-single-word="false"/>
      <style:text-properties fo:color="#943634" style:font-name="Times New Roman1" fo:font-size="10pt" fo:language="en" fo:country="US" fo:font-weight="bold" style:font-size-asian="10pt" style:font-weight-asian="bold" style:font-weight-complex="bold"/>
    </style:style>
    <style:style style:name="P29" style:family="paragraph" style:parent-style-name="Standard">
      <style:paragraph-properties fo:line-height="0.0693in" fo:text-align="start" style:justify-single-word="false"/>
      <style:text-properties fo:color="#883332" style:font-name="Times New Roman1" fo:font-size="24pt" fo:language="en" fo:country="US" style:font-size-asian="24pt"/>
    </style:style>
    <style:style style:name="P30" style:family="paragraph" style:parent-style-name="Standard">
      <style:paragraph-properties fo:line-height="0.139in" fo:text-align="start" style:justify-single-word="false"/>
      <style:text-properties fo:color="#883332" style:font-name="Times New Roman1" fo:font-size="24pt" fo:language="en" fo:country="US" style:font-size-asian="24pt"/>
    </style:style>
    <style:style style:name="P31" style:family="paragraph" style:parent-style-name="Standard">
      <style:paragraph-properties fo:line-height="100%" fo:text-align="start" style:justify-single-word="false"/>
      <style:text-properties fo:color="#883332" style:font-name="Times New Roman1" fo:font-size="24pt" fo:language="en" fo:country="US" style:font-size-asian="24pt"/>
    </style:style>
    <style:style style:name="P32" style:family="paragraph" style:parent-style-name="Standard">
      <style:paragraph-properties fo:line-height="0.2008in" fo:text-align="start" style:justify-single-word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fo:color="#943634" style:font-name="Times New Roman1" fo:font-size="10pt" fo:language="en" fo:country="US" style:font-size-asian="10pt"/>
    </style:style>
    <style:style style:name="P34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fo:color="#943634" style:font-name="Times New Roman1" fo:font-size="10pt" fo:language="en" fo:country="US" style:font-size-asian="10pt" style:font-size-complex="10pt"/>
    </style:style>
    <style:style style:name="P35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.0043in" fo:margin-right="0in" fo:line-height="110%" fo:text-align="start" style:justify-single-word="false" fo:text-indent="0in" style:auto-text-indent="false"/>
      <style:text-properties style:font-name="Times New Roman1" fo:font-size="10pt" fo:language="en" fo:country="US" style:font-size-asian="10pt"/>
    </style:style>
    <style:style style:name="P37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style:font-name="Times New Roman1"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  <style:text-properties style:font-name="Times New Roman1" fo:font-size="10pt" fo:language="en" fo:country="US" fo:font-style="italic" fo:font-weight="bold" style:font-size-asian="10pt" style:font-style-asian="italic" style:font-weight-asian="bold" style:font-size-complex="10pt"/>
    </style:style>
    <style:style style:name="P39" style:family="paragraph" style:parent-style-name="Standard">
      <style:paragraph-properties fo:margin-left="0.0043in" fo:margin-right="0in" fo:line-height="99%" fo:text-align="start" style:justify-single-word="false" fo:text-indent="0in" style:auto-text-indent="false"/>
    </style:style>
    <style:style style:name="P40" style:family="paragraph" style:parent-style-name="Standard">
      <style:paragraph-properties fo:margin-left="0.0138in" fo:margin-right="0in" fo:line-height="99%" fo:text-align="start" style:justify-single-word="false" fo:text-indent="0in" style:auto-text-indent="false"/>
      <style:text-properties fo:color="#943634" style:font-name="Times New Roman1" fo:font-size="10pt" fo:language="en" fo:country="US" fo:font-weight="bold" style:font-size-asian="10pt" style:font-weight-asian="bold" style:font-weight-complex="bold"/>
    </style:style>
    <style:style style:name="P41" style:family="paragraph" style:parent-style-name="Standard">
      <style:paragraph-properties fo:margin-left="0.0138in" fo:margin-right="0in" fo:line-height="99%" fo:text-align="start" style:justify-single-word="false" fo:text-indent="0in" style:auto-text-indent="false"/>
      <style:text-properties style:font-name="Times New Roman1" fo:font-size="10pt" fo:language="en" fo:country="US" fo:font-style="italic" style:font-size-asian="10pt" style:font-style-asian="italic"/>
    </style:style>
    <style:style style:name="P42" style:family="paragraph" style:parent-style-name="Standard">
      <style:paragraph-properties fo:margin-left="0.0138in" fo:margin-right="0in" fo:line-height="99%" fo:text-align="start" style:justify-single-word="false" fo:text-indent="0in" style:auto-text-indent="false" style:writing-mode="lr-tb"/>
      <style:text-properties style:font-name="sans-serif" fo:font-size="9.75pt" fo:language="en" fo:country="US" fo:font-style="italic" officeooo:paragraph-rsid="002561d5" style:font-size-asian="10pt" style:font-style-asian="italic"/>
    </style:style>
    <style:style style:name="P43" style:family="paragraph" style:parent-style-name="Standard">
      <style:paragraph-properties fo:margin-left="0.0043in" fo:margin-right="0.0417in" fo:line-height="92%" fo:text-align="start" style:justify-single-word="false" fo:text-indent="0in" style:auto-text-indent="false"/>
      <style:text-properties style:font-name="Times New Roman1" fo:font-size="10pt" fo:language="en" fo:country="US" style:font-size-asian="10pt" style:font-size-complex="10pt"/>
    </style:style>
    <style:style style:name="P44" style:family="paragraph" style:parent-style-name="Standard">
      <style:paragraph-properties style:writing-mode="lr-tb"/>
      <style:text-properties style:font-name="sans-serif" fo:font-size="9.75pt"/>
    </style:style>
    <style:style style:name="P45" style:family="paragraph" style:parent-style-name="Standard">
      <style:paragraph-properties style:writing-mode="lr-tb"/>
      <style:text-properties style:font-name="sans-serif" fo:font-size="9.75pt" officeooo:paragraph-rsid="002561d5"/>
    </style:style>
    <style:style style:name="P46" style:family="paragraph" style:parent-style-name="Standard">
      <style:paragraph-properties style:writing-mode="lr-tb"/>
      <style:text-properties style:font-name="sans-serif" fo:font-size="9.75pt" officeooo:rsid="002561d5" officeooo:paragraph-rsid="002561d5"/>
    </style:style>
    <style:style style:name="P47" style:family="paragraph" style:parent-style-name="Standard">
      <style:paragraph-properties style:writing-mode="lr-tb"/>
      <style:text-properties style:font-name="sans-serif" fo:font-size="9.75pt" officeooo:rsid="002b1447" officeooo:paragraph-rsid="002b1447"/>
    </style:style>
    <style:style style:name="P48" style:family="paragraph" style:parent-style-name="Standard">
      <style:paragraph-properties style:writing-mode="lr-tb"/>
      <style:text-properties fo:color="#800000" style:font-name="Times New Roman" fo:font-size="10pt" fo:font-weight="bold" officeooo:paragraph-rsid="002561d5" style:font-size-asian="10pt" style:font-weight-asian="bold" style:font-size-complex="10pt" style:font-weight-complex="bold"/>
    </style:style>
    <style:style style:name="P49" style:family="paragraph" style:parent-style-name="Standard" style:master-page-name="Standard">
      <style:paragraph-properties fo:margin-left="-0.9898in" fo:margin-right="0in" fo:text-align="start" style:justify-single-word="false" fo:text-indent="0in" style:auto-text-indent="false" style:page-number="auto">
        <style:tab-stops>
          <style:tab-stop style:position="-0.0311in"/>
        </style:tab-stops>
      </style:paragraph-properties>
    </style:style>
    <style:style style:name="P50" style:family="paragraph" style:parent-style-name="Standard" style:list-style-name="L1">
      <style:paragraph-properties fo:line-height="100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51" style:family="paragraph" style:parent-style-name="Standard" style:list-style-name="L2">
      <style:paragraph-properties fo:line-height="100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52" style:family="paragraph" style:parent-style-name="Standard" style:list-style-name="L1">
      <style:paragraph-properties fo:line-height="99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53" style:family="paragraph" style:parent-style-name="Standard" style:list-style-name="L2">
      <style:paragraph-properties fo:line-height="99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54" style:family="paragraph" style:parent-style-name="Standard" style:list-style-name="L1">
      <style:paragraph-properties fo:line-height="98%" fo:text-align="justify" style:justify-single-word="false">
        <style:tab-stops>
          <style:tab-stop style:position="0.1563in"/>
        </style:tab-stops>
      </style:paragraph-properties>
      <style:text-properties style:font-name="Times New Roman1" fo:font-size="10pt" fo:language="en" fo:country="US" style:font-size-asian="10pt" style:font-size-complex="10pt"/>
    </style:style>
    <style:style style:name="P55" style:family="paragraph" style:parent-style-name="Standard" style:list-style-name="L3">
      <style:paragraph-properties fo:line-height="99%" fo:text-align="start" style:justify-single-word="false"/>
      <style:text-properties fo:font-variant="normal" fo:text-transform="none" fo:color="#000000" style:text-line-through-style="none" style:font-name="Times New Roman2" fo:font-size="9.75pt" fo:font-style="normal" style:text-underline-style="none" fo:font-weight="normal" officeooo:paragraph-rsid="0028d4d5" style:text-blinking="false" fo:background-color="transparent" style:font-size-asian="10pt" style:font-size-complex="10pt"/>
    </style:style>
    <style:style style:name="P56" style:family="paragraph" style:parent-style-name="Standard">
      <style:paragraph-properties fo:margin-left="0.0043in" fo:margin-right="0in" fo:line-height="100%" fo:text-align="start" style:justify-single-word="false" fo:text-indent="0in" style:auto-text-indent="false"/>
      <style:text-properties style:font-name="Times New Roman1" fo:font-size="20pt" fo:language="en" fo:country="US" officeooo:rsid="002b1447" officeooo:paragraph-rsid="002d36cf" style:font-size-asian="20pt"/>
    </style:style>
    <style:style style:name="P57" style:family="paragraph" style:parent-style-name="Text_20_body" style:list-style-name="L3">
      <style:paragraph-properties fo:line-height="99%" fo:text-align="start" style:justify-single-word="false"/>
      <style:text-properties fo:font-variant="normal" fo:text-transform="none" fo:color="#000000" style:text-line-through-style="none" style:font-name="Times New Roman2" fo:font-size="9.75pt" fo:font-style="normal" style:text-underline-style="none" fo:font-weight="normal" officeooo:paragraph-rsid="0028d4d5" style:text-blinking="false" fo:background-color="transparent" style:font-size-asian="10pt" style:font-size-complex="10pt"/>
    </style:style>
    <style:style style:name="T1" style:family="text">
      <style:text-properties fo:color="#943634" style:font-name="Times New Roman1" fo:language="en" fo:country="US" fo:font-weight="bold" style:font-weight-asian="bold"/>
    </style:style>
    <style:style style:name="T2" style:family="text">
      <style:text-properties style:font-name="Times New Roman1" fo:language="en" fo:country="US"/>
    </style:style>
    <style:style style:name="T3" style:family="text">
      <style:text-properties style:font-name="Times New Roman1" fo:language="en" fo:country="US" fo:font-style="italic" fo:font-weight="bold" style:font-style-asian="italic" style:font-weight-asian="bold"/>
    </style:style>
    <style:style style:name="T4" style:family="text">
      <style:text-properties style:font-name="Times New Roman1" fo:language="en" fo:country="US" fo:font-style="italic" style:font-style-asian="italic"/>
    </style:style>
    <style:style style:name="T5" style:family="text">
      <style:text-properties style:font-name="Times New Roman1" fo:font-size="9.75pt" fo:language="en" fo:country="US" style:font-size-asian="10pt" style:font-size-complex="10pt"/>
    </style:style>
    <style:style style:name="T6" style:family="text">
      <style:text-properties style:font-name="Times New Roman1" fo:font-size="9.75pt" fo:language="en" fo:country="US" officeooo:rsid="0023f213" style:font-size-asian="10pt" style:font-size-complex="10pt"/>
    </style:style>
    <style:style style:name="T7" style:family="text">
      <style:text-properties style:font-name="sans-serif" fo:font-size="9.7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561d5"/>
    </style:style>
    <style:style style:name="T10" style:family="text">
      <style:text-properties officeooo:rsid="002b1447"/>
    </style:style>
    <style:style style:name="T11" style:family="text">
      <style:text-properties officeooo:rsid="002b94c9"/>
    </style:style>
    <style:style style:name="T12" style:family="text">
      <style:text-properties officeooo:rsid="002d36c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page1"/></text:p>
      <text:p text:style-name="P1"/>
      <text:p text:style-name="P1"/>
      <text:p text:style-name="P1"/>
      <text:p text:style-name="P28">AREAS OF EXPERTISE</text:p>
      <text:p text:style-name="P23"/>
      <text:p text:style-name="P13">Employee management</text:p>
      <text:p text:style-name="P7"/>
      <text:p text:style-name="P13">Driving performance</text:p>
      <text:p text:style-name="P7"/>
      <text:p text:style-name="P13">Customer service</text:p>
      <text:p text:style-name="P7"/>
      <text:p text:style-name="P16">SEO Expert</text:p>
      <text:p text:style-name="P14"/>
      <text:p text:style-name="P14">Software Development</text:p>
      <text:p text:style-name="P7"/>
      <text:p text:style-name="P13">IT literate</text:p>
      <text:p text:style-name="P15"/>
      <text:p text:style-name="P8"/>
      <text:p text:style-name="P40">PROFESSIONAL</text:p>
      <text:p text:style-name="P24"/>
      <text:p text:style-name="P41"><text:span text:style-name="Strong_20_Emphasis"><text:span text:style-name="T8">Engineering</text:span></text:span></text:p>
      <text:p text:style-name="P41"><text:span text:style-name="Strong_20_Emphasis"/></text:p>
      <text:p text:style-name="P41"><text:span text:style-name="Strong_20_Emphasis"><text:span text:style-name="T8">Logistics</text:span></text:span></text:p>
      <text:p text:style-name="P41"><text:span text:style-name="Strong_20_Emphasis"/></text:p>
      <text:p text:style-name="P41"><text:span text:style-name="Strong_20_Emphasis"><text:span text:style-name="T8">Policy &amp; Strategy</text:span></text:span></text:p>
      <text:p text:style-name="P11"/>
      <text:p text:style-name="P9"/>
      <text:p text:style-name="P9"/>
      <text:p text:style-name="P40">PERSONAL SKILLS</text:p>
      <text:p text:style-name="P25"/>
      <text:p text:style-name="P41">Impeccably presented</text:p>
      <text:p text:style-name="P11"/>
      <text:p text:style-name="P41">Strong character</text:p>
      <text:p text:style-name="P10"/>
      <text:p text:style-name="P41">Winning mentality</text:p>
      <text:p text:style-name="P11"/>
      <text:p text:style-name="P41">Professional mannerisms</text:p>
      <text:p text:style-name="P41"/>
      <text:p text:style-name="P48">PERSONAL DETAILS</text:p>
      <text:p text:style-name="P48"/>
      <text:p text:style-name="P46">Jason Clark</text:p>
      <text:p text:style-name="P45"/>
      <text:p text:style-name="P45">T: <text:s/><text:span text:style-name="T9">520.745.9233</text:span></text:p>
      <text:p text:style-name="P47">C: 520.310.4104</text:p>
      <text:p text:style-name="P45"/>
      <text:p text:style-name="P42"><text:span text:style-name="T9">mithereal</text:span>@<text:span text:style-name="T9">gmail</text:span>.com</text:p>
      <text:p text:style-name="P17">http://goo.gl/JzYLw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/>
      <text:p text:style-name="P30"/>
      <text:p text:style-name="P30"/>
      <text:section text:style-name="Sect1" text:name="TextSection">
        <text:p text:style-name="P31">JASON CLARK</text:p>
        <text:p text:style-name="P29"/>
        <text:p text:style-name="P56"><text:span text:style-name="T12">Manager</text:span></text:p>
        <text:p text:style-name="P22"/>
        <text:p text:style-name="P33">PERSONAL SUMMARY</text:p>
        <text:p text:style-name="P26"/>
        <text:p text:style-name="P36">A talented and effective communicator who has an energetic approach to work and a friendly personality. I am committed to the development and growth of people, sales and profits. I have a strong desire to make a real and measurable difference to any company that <text:span text:style-name="T11">I</text:span> work for, and <text:span text:style-name="T11">am</text:span> more than willing to undertake on-the-job training. I am able to able to combine commercial insight along with <text:span text:style-name="T11">my</text:span> extensive experience to further grow any business. I am a hard working individual and am prepared to ensure that a store hits its performance and sales targets. Right now I am looking to work for a company that will offer <text:span text:style-name="T10">me</text:span> a <text:s/>place to <text:span text:style-name="T10">grow my talents and skills</text:span>.</text:p>
        <text:p text:style-name="P2"/>
        <text:p text:style-name="P33">CAREER HISTORY</text:p>
        <text:p text:style-name="P33"/>
        <text:p text:style-name="P32"><text:span text:style-name="T1">Manufacturer</text:span><text:span text:style-name="T3"> - Con-Cor Intl.</text:span></text:p>
        <text:p text:style-name="P18"/>
        <text:p text:style-name="P35"><text:span text:style-name="T2">Webmaster<text:tab/></text:span><text:span text:style-name="T2">2012 - 2013</text:span></text:p>
        <text:p text:style-name="P3"/>
        <text:p text:style-name="P43">Responsible for driving web based areas of the business..</text:p>
        <text:p text:style-name="P4"/>
        <text:p text:style-name="P35"><text:span text:style-name="T3">Duties</text:span><text:span text:style-name="T4">:</text:span></text:p>
        <text:p text:style-name="P12"/>
        <text:list xml:id="list2515528314115279612" text:style-name="L1">
          <text:list-item>
            <text:p text:style-name="P50">Working with the General Manager to improve operations, sales and profitability. </text:p>
          </text:list-item>
          <text:list-item>
            <text:p text:style-name="P52">Supporting the Store Manager in identifying opportunities for commercial advantage. </text:p>
          </text:list-item>
          <text:list-item>
            <text:p text:style-name="P52">Providing and exceptional in store experience for customers. </text:p>
          </text:list-item>
          <text:list-item>
            <text:p text:style-name="P54">Managing staff training requirements. </text:p>
          </text:list-item>
        </text:list>
        <text:p text:style-name="P5"/>
        <text:p text:style-name="P38">Surplus Depot <text:s/>- Southwest Liquidators</text:p>
        <text:p text:style-name="P19"/>
        <text:p text:style-name="P35"><text:span text:style-name="T2">Webmaster<text:tab/></text:span><text:span text:style-name="T2"> 2008 – <text:s/>2009</text:span></text:p>
        <text:p text:style-name="P6"/>
        <text:p text:style-name="P34">KEY SKILLS AND COMPETENCIES</text:p>
        <text:p text:style-name="P27"/>
        <text:p text:style-name="P38">List and manage Ecommerce Shop</text:p>
        <text:p text:style-name="P20"/>
        <text:list xml:id="list6779844587650750398" text:style-name="L2">
          <text:list-item>
            <text:p text:style-name="P51">Capable of understanding detailed business process and procedures. </text:p>
          </text:list-item>
          <text:list-item>
            <text:p text:style-name="P53">Ability to work under pressure and meet targets. </text:p>
          </text:list-item>
          <text:list-item>
            <text:p text:style-name="P53">Able to build a working atmosphere that has energy, vitality and fun. </text:p>
          </text:list-item>
          <text:list-item>
            <text:p text:style-name="P53">Having a methodical &amp; organised approach to work at both individual &amp; team level. </text:p>
          </text:list-item>
          <text:list-item>
            <text:p text:style-name="P53">Writing accurate reports through the detailed analysis of data. </text:p>
          </text:list-item>
        </text:list>
        <text:p text:style-name="P5"/>
        <text:p text:style-name="P5"/>
        <text:p text:style-name="P21">Web Hosting Provider - Nationwide Internet</text:p>
        <text:p text:style-name="P19"/>
        <text:p text:style-name="P37">Technician<text:tab/> 2006 - <text:s/>2008</text:p>
        <text:p text:style-name="P37"/>
        <text:list xml:id="list7696323290996459423" text:style-name="L3">
          <text:list-item>
            <text:p text:style-name="P55"><text:bookmark text:name="docs-internal-guid-25fb2350-1d1b-17d1-59e4-e2a6a81ae99a3"/>Provided comprehensive planning, assessment and risk analysis for resolution of end user and provider base issues. </text:p>
          </text:list-item>
          <text:list-item>
            <text:p text:style-name="P57"><text:bookmark text:name="docs-internal-guid-25fb2350-1d19-cd84-fa7d-ddc13469a91e"/>Developed training materials for all new initiatives in addition to  improving new hire and recurrent training.</text:p>
          </text:list-item>
          <text:list-item>
            <text:p text:style-name="P57">Cross-trained to provide technical, billing, and sales support for all markets (POTS, Internet and VoIP).</text:p>
          </text:list-item>
          <text:list-item>
            <text:p text:style-name="P57"><text:bookmark text:name="docs-internal-guid-25fb2350-1d1b-17d1-59e4-e2a6a81ae99a"/>Provided comprehensive planning, assessment and risk analysis for resolution of end user and provider base issues. </text:p>
          </text:list-item>
        </text:list>
        <text:p text:style-name="P37"/>
        <text:p text:style-name="P39"><text:span text:style-name="T5">REFERENCES </text:span><text:span text:style-name="T6">– </text:span><text:span text:style-name="T7">Available on request</text:span></text:p>
        <text:p text:style-name="P4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2" svg:font-family="'Times New Roman'"/>
    <style:font-face style:name="sans-serif" svg:font-family="sans-serif"/>
    <style:font-face style:name="Arial1" svg:font-family="Arial" style:font-family-generic="roman"/>
    <style:font-face style:name="Courier New" svg:font-family="'Courier New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ingbats" svg:font-family="Dingbat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1" fo:font-size="12pt" style:font-name-asian="Arial2" style:font-size-asian="12pt" style:font-name-complex="Dingbat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92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92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92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92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Numbered_20_Heading_20_1" style:display-name="Numbered Heading 1" style:family="paragraph" style:parent-style-name="Heading_20_1" style:default-outline-level="" style:list-style-name="">
      <style:paragraph-properties>
        <style:tab-stops>
          <style:tab-stop style:position="0.2992in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055in" fo:margin-bottom="0.0417in" style:contextual-spacing="false"/>
      <style:text-properties style:font-name="Arial1" fo:font-size="17pt" fo:font-weight="bold" style:font-size-asian="17pt" style:font-weight-asian="bold"/>
    </style:style>
    <style:style style:name="Numbered_20_Heading_20_2" style:display-name="Numbered Heading 2" style:family="paragraph" style:parent-style-name="Heading_20_2" style:default-outline-level="" style:list-style-name="">
      <style:paragraph-properties>
        <style:tab-stops>
          <style:tab-stop style:position="0.2992in"/>
        </style:tab-stops>
      </style:paragraph-properties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055in" fo:margin-bottom="0.0417in" style:contextual-spacing="false"/>
      <style:text-properties style:font-name="Arial1" fo:font-size="14pt" fo:font-weight="bold" style:font-size-asian="14pt" style:font-weight-asian="bold"/>
    </style:style>
    <style:style style:name="Square_20_List" style:display-name="Square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92in" style:auto-text-indent="false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 text:number-lines="false" text:line-number="0"/>
      <style:text-properties fo:font-size="10pt" style:font-size-asian="10pt" style:font-size-complex="10pt"/>
    </style:style>
    <style:style style:name="Diamond_20_List" style:display-name="Diamond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Numbered_20_List" style:display-name="Numbered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Endnote_20_Symbol" style:display-name="Endnote Symbol" style:family="paragraph" style:parent-style-name="Standard" style:default-outline-level=""/>
    <style:style style:name="Triangle_20_List" style:display-name="Triangle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Numbered_20_Heading_20_3" style:display-name="Numbered Heading 3" style:family="paragraph" style:parent-style-name="Heading_20_3" style:default-outline-level="" style:list-style-name="">
      <style:paragraph-properties>
        <style:tab-stops>
          <style:tab-stop style:position="0.2992in"/>
        </style:tab-stops>
      </style:paragraph-properties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055in" fo:margin-bottom="0.0417in" style:contextual-spacing="false"/>
      <style:text-properties style:font-name="Arial1" fo:font-size="12pt" fo:font-weight="bold" style:font-size-asian="12pt" style:font-weight-asian="bold"/>
    </style:style>
    <style:style style:name="Dashed_20_List" style:display-name="Dashed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055in" fo:margin-bottom="0.0417in" style:contextual-spacing="false"/>
      <style:text-properties style:font-name="Arial1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Contents_20_Header" style:display-name="Contents Header" style:family="paragraph" style:parent-style-name="Standard" style:default-outline-level="">
      <style:paragraph-properties fo:margin-top="0.1665in" fo:margin-bottom="0.0835in" style:contextual-spacing="false" fo:text-align="center" style:justify-single-word="false"/>
      <style:text-properties style:font-name="Arial1" fo:font-size="16pt" fo:font-weight="bold" style:font-size-asian="16pt" style:font-weight-asian="bold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Bullet_20_List" style:display-name="Bullet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Hand_20_List" style:display-name="Hand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Tick_20_List" style:display-name="Tick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Lower_20_Case_20_List" style:display-name="Low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Block_20_Text" style:display-name="Block Text" style:family="paragraph" style:parent-style-name="Standard" style:default-outline-level="">
      <style:paragraph-properties fo:margin-left="1in" fo:margin-right="1in" fo:margin-top="0in" fo:margin-bottom="0.0835in" style:contextual-spacing="false" fo:text-indent="0in" style:auto-text-indent="fals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Implies_20_List" style:display-name="Implies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Box_20_List" style:display-name="Box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Star_20_List" style:display-name="Star List" style:family="paragraph" style:default-outline-level="">
      <style:paragraph-properties fo:margin-left="0.5in" fo:margin-right="0in" fo:orphans="2" fo:widows="2" fo:text-indent="-0.2992in" style:auto-text-indent="false" style:writing-mode="lr-tb"/>
      <style:text-properties style:use-window-font-color="true" style:font-name="Times New Roman" fo:font-size="12pt" style:font-name-asian="Arial2" style:font-size-asian="12pt" style:font-name-complex="Dingbats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02in" style:type="center"/>
          <style:tab-stop style:position="6.9217in" style:type="right"/>
        </style:tab-stops>
      </style:paragraph-properties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098in" fo:margin-right="0.5098in" style:shadow="none" fo:background-color="transparent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background-image/>
        <style:columns fo:column-count="2">
          <style:column style:rel-width="2574*" fo:start-indent="0in" fo:end-indent="0.05in"/>
          <style:column style:rel-width="7393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6T16:46:45</dc:date>
    <dc:creator>mithereal </dc:creator>
    <meta:generator>LibreOffice/4.0.2.2$Linux_X86_64 LibreOffice_project/400m0$Build-2</meta:generator>
    <meta:editing-duration>PT19M45S</meta:editing-duration>
    <meta:editing-cycles>15</meta:editing-cycles>
    <meta:document-statistic meta:table-count="0" meta:image-count="0" meta:object-count="0" meta:page-count="1" meta:paragraph-count="51" meta:word-count="375" meta:character-count="2456" meta:non-whitespace-character-count="2124"/>
  </office:meta>
</office:document-meta>
</file>